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Schedule">
        <table:table-row>
          <table:table-cell>
            <text:p>Time</text:p>
          </table:table-cell>
          <table:table-cell>
            <text:p>Monday</text:p>
          </table:table-cell>
          <table:table-cell>
            <text:p>Tuesday</text:p>
          </table:table-cell>
          <table:table-cell>
            <text:p>Wednesday</text:p>
          </table:table-cell>
          <table:table-cell>
            <text:p>Thursday</text:p>
          </table:table-cell>
          <table:table-cell>
            <text:p>Friday</text:p>
          </table:table-cell>
        </table:table-row>
        <table:table-row>
          <table:table-cell>
            <text:p>9:00</text:p>
          </table:table-cell>
          <table:table-cell>
            <text:p>Math</text:p>
          </table:table-cell>
          <table:table-cell>
            <text:p>English</text:p>
          </table:table-cell>
          <table:table-cell>
            <text:p>Science</text:p>
          </table:table-cell>
          <table:table-cell>
            <text:p>History</text:p>
          </table:table-cell>
          <table:table-cell>
            <text:p>Art</text:p>
          </table:table-cell>
        </table:table-row>
        <table:table-row>
          <table:table-cell>
            <text:p>10:00</text:p>
          </table:table-cell>
          <table:table-cell>
            <text:p>Physics</text:p>
          </table:table-cell>
          <table:table-cell>
            <text:p>Chemistry</text:p>
          </table:table-cell>
          <table:table-cell>
            <text:p>Biology</text:p>
          </table:table-cell>
          <table:table-cell>
            <text:p>Geography</text:p>
          </table:table-cell>
          <table:table-cell>
            <text:p>Music</text:p>
          </table:table-cell>
        </table:table-row>
        <table:table-row>
          <table:table-cell>
            <text:p>11:00</text:p>
          </table:table-cell>
          <table:table-cell>
            <text:p>Literature</text:p>
          </table:table-cell>
          <table:table-cell>
            <text:p>Programming</text:p>
          </table:table-cell>
          <table:table-cell>
            <text:p>Statistics</text:p>
          </table:table-cell>
          <table:table-cell>
            <text:p>Economics</text:p>
          </table:table-cell>
          <table:table-cell>
            <text:p>PE</text:p>
          </table:table-cell>
        </table:table-row>
      </table:table>
      <table:table table:name="Student Grades">
        <table:table-row>
          <table:table-cell>
            <text:p>Student Name</text:p>
          </table:table-cell>
          <table:table-cell>
            <text:p>Math</text:p>
          </table:table-cell>
          <table:table-cell>
            <text:p>Science</text:p>
          </table:table-cell>
          <table:table-cell>
            <text:p>English</text:p>
          </table:table-cell>
          <table:table-cell>
            <text:p>Average</text:p>
          </table:table-cell>
        </table:table-row>
        <table:table-row>
          <table:table-cell>
            <text:p>Alice Smith</text:p>
          </table:table-cell>
          <table:table-cell>
            <text:p>95</text:p>
          </table:table-cell>
          <table:table-cell>
            <text:p>88</text:p>
          </table:table-cell>
          <table:table-cell>
            <text:p>92</text:p>
          </table:table-cell>
          <table:table-cell>
            <text:p>91.7</text:p>
          </table:table-cell>
        </table:table-row>
        <table:table-row>
          <table:table-cell>
            <text:p>Bob Johnson</text:p>
          </table:table-cell>
          <table:table-cell>
            <text:p>87</text:p>
          </table:table-cell>
          <table:table-cell>
            <text:p>91</text:p>
          </table:table-cell>
          <table:table-cell>
            <text:p>85</text:p>
          </table:table-cell>
          <table:table-cell>
            <text:p>87.7</text:p>
          </table:table-cell>
        </table:table-row>
        <table:table-row>
          <table:table-cell>
            <text:p>Carol White</text:p>
          </table:table-cell>
          <table:table-cell>
            <text:p>92</text:p>
          </table:table-cell>
          <table:table-cell>
            <text:p>95</text:p>
          </table:table-cell>
          <table:table-cell>
            <text:p>89</text:p>
          </table:table-cell>
          <table:table-cell>
            <text:p>92.0</text:p>
          </table:table-cell>
        </table:table-row>
        <table:table-row>
          <table:table-cell>
            <text:p>David Brown</text:p>
          </table:table-cell>
          <table:table-cell>
            <text:p>78</text:p>
          </table:table-cell>
          <table:table-cell>
            <text:p>82</text:p>
          </table:table-cell>
          <table:table-cell>
            <text:p>80</text:p>
          </table:table-cell>
          <table:table-cell>
            <text:p>80.0</text:p>
          </table:table-cell>
        </table:table-row>
        <table:table-row>
          <table:table-cell>
            <text:p>Emma Davis</text:p>
          </table:table-cell>
          <table:table-cell>
            <text:p>91</text:p>
          </table:table-cell>
          <table:table-cell>
            <text:p>87</text:p>
          </table:table-cell>
          <table:table-cell>
            <text:p>94</text:p>
          </table:table-cell>
          <table:table-cell>
            <text:p>90.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